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5.42cm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2" style:family="table-row">
      <style:table-row-properties style:min-row-height="7.421cm"/>
    </style:style>
    <style:style style:name="Table1.A4" style:family="table-cell">
      <style:table-cell-properties fo:padding="0.097cm" fo:border="none"/>
    </style:style>
    <style:style style:name="P1" style:family="paragraph" style:parent-style-name="Table_20_Contents">
      <style:paragraph-properties fo:margin-top="0.801cm" fo:margin-bottom="0cm" fo:text-align="center" style:justify-single-word="false"/>
      <style:text-properties style:font-name="DejaVu Sans" fo:font-size="54pt" style:font-size-asian="54pt" style:font-size-complex="54pt" style:text-scale="95%"/>
    </style:style>
    <style:style style:name="P2" style:family="paragraph" style:parent-style-name="Table_20_Contents">
      <style:paragraph-properties fo:margin-top="0.199cm" fo:margin-bottom="0cm" fo:text-align="center" style:justify-single-word="false"/>
      <style:text-properties style:font-name="DejaVu Sans" fo:font-size="40pt" style:font-size-asian="40pt" style:font-size-complex="40pt" style:text-scale="95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1">{e1primary-name}</text:p>
            <text:p text:style-name="P2">{e1c2}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.1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k Bennett</meta:initial-creator>
    <meta:creation-date>2007-11-23T07:16:11</meta:creation-date>
    <dc:creator>Frank Bennett</dc:creator>
    <dc:date>2007-11-29T17:54:11</dc:date>
    <dc:language>en-GB</dc:language>
    <meta:editing-cycles>13</meta:editing-cycles>
    <meta:editing-duration>PT30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" meta:word-count="3" meta:character-count="22"/>
  </office:meta>
</office:document-meta>
</file>